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1cd8e9" style:font-name-asian="標楷體1"/>
    </style:style>
    <style:style style:name="T6" style:family="text">
      <style:text-properties style:font-name="標楷體1" officeooo:rsid="42234cde" style:font-name-asian="標楷體1"/>
    </style:style>
    <style:style style:name="T7" style:family="text">
      <style:text-properties style:font-name="標楷體1" officeooo:rsid="424d9c2e" style:font-name-asian="標楷體1"/>
    </style:style>
    <style:style style:name="T8" style:family="text">
      <style:text-properties style:font-name="標楷體1" officeooo:rsid="42493ee6" style:font-name-asian="標楷體1"/>
    </style:style>
    <style:style style:name="T9" style:family="text">
      <style:text-properties style:font-name="標楷體1" officeooo:rsid="424a88d0" style:font-name-asian="標楷體1"/>
    </style:style>
    <style:style style:name="T10" style:family="text">
      <style:text-properties style:font-name="標楷體1" officeooo:rsid="4221992b"/>
    </style:style>
    <style:style style:name="T11" style:family="text">
      <style:text-properties style:font-name="標楷體1" officeooo:rsid="42234cde"/>
    </style:style>
    <style:style style:name="T12" style:family="text">
      <style:text-properties style:font-name="標楷體1" officeooo:rsid="4225126e"/>
    </style:style>
    <style:style style:name="T13" style:family="text">
      <style:text-properties style:font-name="標楷體1" officeooo:rsid="42493ee6" style:font-name-asian="Liberation Serif1" style:font-name-complex="Liberation Serif1"/>
    </style:style>
    <style:style style:name="T14" style:family="text">
      <style:text-properties style:font-name="標楷體1" officeooo:rsid="421cd8e9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4221992b"/>
    </style:style>
    <style:style style:name="T17" style:family="text">
      <style:text-properties officeooo:rsid="42234cde"/>
    </style:style>
    <style:style style:name="T18" style:family="text">
      <style:text-properties officeooo:rsid="4225126e"/>
    </style:style>
    <style:style style:name="T19" style:family="text">
      <style:text-properties style:font-name-asian="標楷體1"/>
    </style:style>
    <style:style style:name="T20" style:family="text">
      <style:text-properties officeooo:rsid="42234cde" style:font-name-asian="標楷體1"/>
    </style:style>
    <style:style style:name="T21" style:family="text">
      <style:text-properties style:text-position="sub 58%" style:font-name="標楷體1" officeooo:rsid="42493ee6" style:font-name-asian="標楷體1"/>
    </style:style>
    <style:style style:name="T22" style:family="text">
      <style:text-properties officeooo:rsid="3449857d"/>
    </style:style>
    <style:style style:name="T23" style:family="text">
      <style:text-properties officeooo:rsid="3fa4dedd"/>
    </style:style>
    <style:style style:name="T24" style:family="text">
      <style:text-properties style:text-position="super 58%" style:font-name="標楷體1" officeooo:rsid="426bace9" style:font-name-asian="標楷體1"/>
    </style:style>
    <style:style style:name="T25" style:family="text">
      <style:text-properties style:text-position="super 58%" style:font-name="標楷體1" officeooo:rsid="426f2d04" style:font-name-asian="標楷體1"/>
    </style:style>
    <style:style style:name="T26" style:family="text">
      <style:text-properties style:text-position="super 58%" style:font-name="標楷體1" officeooo:rsid="4270ff38" style:font-name-asian="標楷體1"/>
    </style:style>
    <style:style style:name="T27" style:family="text">
      <style:text-properties officeooo:rsid="427ba8d0"/>
    </style:style>
    <style:style style:name="T28" style:family="text">
      <style:text-properties style:font-name="標楷體1"/>
    </style:style>
    <style:style style:name="T29" style:family="text">
      <style:text-properties style:font-name="標楷體1" officeooo:rsid="4213f7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16383402" text:style-name="L1">
        <text:list-item>
          <text:p text:style-name="P1"><text:bookmark-start text:name="力"/>力<text:bookmark-end text:name="力"/></text:p>
          <text:list>
            <text:list-item>
              <text:p text:style-name="P2">（相關描述在 <text:span text:style-name="T15">新生之書</text:span>的 <text:span text:style-name="T15">肉質層、意識層</text:span> 文件群的 <text:span text:style-name="T15">光、力</text:span>）。</text:p>
            </text:list-item>
            <text:list-item>
              <text:p text:style-name="P10">已知，<text:span text:style-name="T2">F = m * a</text:span>。</text:p>
              <text:list>
                <text:list-item>
                  <text:p text:style-name="P10">已知，<text:span text:style-name="T3">a = v / t</text:span>。</text:p>
                  <text:list>
                    <text:list-item>
                      <text:p text:style-name="P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3"><text:span text:style-name="T1">F * t = m * v</text:span>。</text:p>
                    </text:list-item>
                    <text:list-item>
                      <text:p text:style-name="P24">已知<text:span text:style-name="T1">，P = F</text:span><text:span text:style-name="T14"> * t</text:span>。</text:p>
                      <text:list>
                        <text:list-item>
                          <text:p text:style-name="P24"><text:span text:style-name="T1">P = 某一特定時段的 力的 總和</text:span>。</text:p>
                        </text:list-item>
                        <text:list-item>
                          <text:p text:style-name="P25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4"><text:span text:style-name="T4">P = </text:span><text:span text:style-name="T3">m * v</text:span>。</text:p>
                    </text:list-item>
                    <text:list-item>
                      <text:p text:style-name="P4">已知，<text:span text:style-name="T10">v = S / t</text:span><text:span text:style-name="T16">。</text:span></text:p>
                    </text:list-item>
                    <text:list-item>
                      <text:p text:style-name="P11"><text:span text:style-name="T1">P * t = m * S</text:span>。</text:p>
                      <text:list>
                        <text:list-item>
                          <text:p text:style-name="P5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6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7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24">2</text:span>。</text:p>
                            </text:list-item>
                            <text:list-item>
                              <text:p text:style-name="P12"><text:span text:style-name="T4">W</text:span><text:span text:style-name="T1"> *</text:span><text:span text:style-name="T4"> </text:span><text:span text:style-name="T3">t</text:span><text:span text:style-name="T24">2</text:span><text:span text:style-name="T4"> </text:span><text:span text:style-name="T1">= </text:span><text:span text:style-name="T2">m</text:span><text:span text:style-name="T1"> * S</text:span><text:span text:style-name="T24">2</text:span>。</text:p>
                            </text:list-item>
                          </text:list>
                        </text:list-item>
                        <text:list-item>
                          <text:p text:style-name="P8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25">n</text:span><text:span text:style-name="T4">）</text:span><text:span text:style-name="T1">*</text:span><text:span text:style-name="T4"> </text:span><text:span text:style-name="T3">t</text:span><text:span text:style-name="T25">n</text:span><text:span text:style-name="T26">+1</text:span><text:span text:style-name="T4"> </text:span><text:span text:style-name="T1">=</text:span><text:span text:style-name="T3"> </text:span><text:span text:style-name="T2">m</text:span><text:span text:style-name="T1"> * S</text:span><text:span text:style-name="T25">n</text:span><text:span text:style-name="T26">+1</text:span>。</text:p>
                          <text:list>
                            <text:list-item>
                              <text:p text:style-name="P13"><text:span text:style-name="T4">（</text:span><text:span text:style-name="T1">P * </text:span><text:span text:style-name="T3">v</text:span><text:span text:style-name="T25">n</text:span><text:span text:style-name="T4">）</text:span><text:span text:style-name="T1">*</text:span><text:span text:style-name="T4"> </text:span><text:span text:style-name="T3">t</text:span><text:span text:style-name="T25">n</text:span><text:span text:style-name="T26">+1</text:span><text:span text:style-name="T4"> </text:span><text:span text:style-name="T1">=</text:span><text:span text:style-name="T3"> </text:span><text:span text:style-name="T2">m</text:span><text:span text:style-name="T1"> * S</text:span><text:span text:style-name="T25">n</text:span><text:span text:style-name="T26">+1</text:span>。</text:p>
                            </text:list-item>
                            <text:list-item>
                              <text:p text:style-name="P9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14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人類 會產生 次聲波、聲音。</text:p>
              <text:list>
                <text:list-item>
                  <text:p text:style-name="P15">人類 會產生 次聲波、聲音 <text:span text:style-name="T17">↔ 人類 會</text:span>產生<text:span text:style-name="T17"> 紅外線、電磁波。</text:span></text:p>
                  <text:list>
                    <text:list-item>
                      <text:p text:style-name="P15">人類 會產生 力 <text:span text:style-name="T17">↔ 人類 會</text:span>產生<text:span text:style-name="T17"> 光</text:span>。</text:p>
                    </text:list-item>
                  </text:list>
                </text:list-item>
                <text:list-item>
                  <text:p text:style-name="P16">個體 有機率（同時）產生 聲音、重力波、電磁波。</text:p>
                </text:list-item>
                <text:list-item>
                  <text:p text:style-name="P16">個體 有機率（同時）產生 第<text:span text:style-name="T12">a</text:span><text:span text:style-name="T18">層級宗態譜</text:span>。</text:p>
                </text:list-item>
                <text:list-item>
                  <text:p text:style-name="P16">個體 有機率（同時）產生 <text:span text:style-name="T1">&lt;?</text:span><text:span text:style-name="T11">a&gt;個體。</text:span></text:p>
                  <text:list>
                    <text:list-item>
                      <text:p text:style-name="P26"><text:span text:style-name="T6">&lt;?</text:span><text:span text:style-name="T7">b</text:span><text:span text:style-name="T6">&gt;個體（本身）（存在、變化）有機率</text:span><text:span text:style-name="T19">（同時）</text:span><text:span text:style-name="T6">產生 &lt;?a&gt;個體</text:span><text:span text:style-name="T20">。</text:span></text:p>
                      <text:list>
                        <text:list-item>
                          <text:p text:style-name="P27"><text:span text:style-name="T8">n</text:span><text:span text:style-name="T21">a</text:span><text:span text:style-name="T8"> </text:span><text:span text:style-name="T13">≥</text:span><text:span text:style-name="T8"> a、</text:span><text:span text:style-name="T9">b</text:span><text:span text:style-name="T8"> </text:span><text:span text:style-name="T13">≥</text:span><text:span text:style-name="T8"> u</text:span><text:span text:style-name="T21">a</text:span><text:span text:style-name="T20">。</text:span></text:p>
                        </text:list-item>
                      </text:list>
                    </text:list-item>
                    <text:list-item>
                      <text:p text:style-name="P15">明顯例子，人類（本身）（存在、變化）會（同時）產生 光、力。</text:p>
                      <text:list>
                        <text:list-item>
                          <text:p text:style-name="P15">明顯例子，人類 存在。</text:p>
                          <text:list>
                            <text:list-item>
                              <text:p text:style-name="P17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15">明顯例子，人類 講話。</text:p>
                          <text:list>
                            <text:list-item>
                              <text:p text:style-name="P18"><text:span text:style-name="T17">人類 會</text:span>（同時）<text:span text:style-name="T17">說出 聲音、重力波、電磁波。</text:span></text:p>
                              <text:list>
                                <text:list-item>
                                  <text:p text:style-name="P18">說出 聲音 的 明顯例子，聲帶的 力變化 作用在 空氣，產生 聲音。</text:p>
                                </text:list-item>
                                <text:list-item>
                                  <text:p text:style-name="P19">說出 重力波 的 明顯例子，聲帶的 力變化 作用在 空間，產生 重力波。</text:p>
                                </text:list-item>
                                <text:list-item>
                                  <text:p text:style-name="P18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假定，人類 在 大氣存活、大海游泳、地面走動、打開門窗、甩動繩子。</text:p>
                  <text:list>
                    <text:list-item>
                      <text:p text:style-name="P21">人類 會（全方位、同心圓型）產生 聲音、電磁波、<text:span text:style-name="T1">&lt;?</text:span><text:span text:style-name="T11">a&gt;個體</text:span>。</text:p>
                      <text:list>
                        <text:list-item>
                          <text:p text:style-name="P21">同心圓 不是 同心的 正圓。</text:p>
                        </text:list-item>
                        <text:list-item>
                          <text:p text:style-name="P21">同心圓 是 同心的 圓。</text:p>
                          <text:list>
                            <text:list-item>
                              <text:p text:style-name="P21">圓心、出發點 相同。</text:p>
                            </text:list-item>
                            <text:list-item>
                              <text:p text:style-name="P21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bookmark-start text:name="重力"/>重力<text:bookmark-end text:name="重力"/></text:p>
          <text:list>
            <text:list-item>
              <text:p text:style-name="P23"><text:span text:style-name="T23">（人類 認定的）</text:span>重力子 <text:span text:style-name="T22">是</text:span> <text:span text:style-name="T1">&lt;?3</text:span><text:span text:style-name="T11">&gt;個體</text:span>。</text:p>
              <text:list>
                <text:list-item>
                  <text:p text:style-name="P23"><text:span text:style-name="T23">（人類 認定的）</text:span>重力子 <text:span text:style-name="T22">是</text:span> <text:span text:style-name="T1">&lt;?3</text:span><text:span text:style-name="T11">&gt;粒子（群）</text:span>、<text:span text:style-name="T1">&lt;?3</text:span><text:span text:style-name="T11">&gt;個體（群）</text:span>、第<text:span text:style-name="T1">3</text:span><text:span text:style-name="T18">層級宗態譜</text:span><text:span text:style-name="T11">（群）</text:span>。</text:p>
                </text:list-item>
              </text:list>
            </text:list-item>
          </text:list>
        </text:list-item>
        <text:list-item>
          <text:p text:style-name="P23"><text:bookmark-start text:name="冷次定律"/>冷次定律<text:bookmark-end text:name="冷次定律"/></text:p>
          <text:list>
            <text:list-item>
              <text:p text:style-name="P23">摩擦光。</text:p>
              <text:list>
                <text:list-item>
                  <text:p text:style-name="P23">摩擦光公式 <text:span text:style-name="T27">↔ 摩擦力公式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21:14:32.808000000</dc:date>
    <meta:editing-duration>P17DT3H47M33S</meta:editing-duration>
    <meta:editing-cycles>15757</meta:editing-cycles>
    <meta:document-statistic meta:table-count="0" meta:image-count="0" meta:object-count="0" meta:page-count="1" meta:paragraph-count="48" meta:word-count="759" meta:character-count="1007" meta:non-whitespace-character-count="847"/>
  </office:meta>
</office:document-meta>
</file>